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12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1.76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font-name="FreeSans1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3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4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5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0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1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0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2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1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5" style:family="table-cell" style:parent-style-name="Color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size-asian="8pt" style:font-size-complex="8pt"/>
      <style:map style:condition="is-true-formula([.$I2]=0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0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5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7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  <style:map style:condition="is-true-formula([.$I2]=0)" style:apply-style-name="Color" style:base-cell-address="'COMPRAS Y GASTOS'.A2"/>
    </style:style>
    <style:style style:name="ce79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8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4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98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99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0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1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5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28" style:family="table-cell" style:parent-style-name="Default">
      <style:table-cell-properties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0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1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2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3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4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15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 style:data-style-name="N105">
      <style:table-cell-properties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3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7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9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0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171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3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4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9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88" style:family="table-cell" style:parent-style-name="Default" style:data-style-name="N105">
      <style:table-cell-properties fo:border="0.06pt solid #999999" style:vertical-align="middle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189" style:family="table-cell" style:parent-style-name="Default" style:data-style-name="N105">
      <style:table-cell-properties fo:background-color="transparent"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2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4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5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6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3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2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6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1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2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8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3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23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3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3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0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1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2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57" style:family="table-cell" style:parent-style-name="Default">
      <style:table-cell-properties fo:background-color="transparent" style:vertical-align="middle"/>
      <style:text-properties style:font-name="FreeSans1" fo:font-size="8pt" style:font-size-asian="8pt" style:font-size-complex="8pt"/>
    </style:style>
    <style:style style:name="ce258" style:family="table-cell" style:parent-style-name="Default" style:data-style-name="N105">
      <style:table-cell-properties fo:background-color="transparent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56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59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0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1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2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3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4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5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6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  <style:map style:condition="is-true-formula([.$I2]=0)" style:apply-style-name="Color" style:base-cell-address="'COMPRAS Y GASTOS'.A2"/>
    </style:style>
    <style:style style:name="ce267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277" style:family="table-cell" style:parent-style-name="Default">
      <style:table-cell-properties style:vertical-align="middle"/>
      <style:text-properties style:font-name="FreeSans1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281" style:family="table-cell" style:parent-style-name="Default">
      <style:text-properties style:font-name="FreeSans1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ce286" style:family="table-cell" style:parent-style-name="Default">
      <style:text-properties style:font-name="FreeSans1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178"/>
        <table:table-column table:style-name="co6" table:default-cell-style-name="ce205"/>
        <table:table-column table:style-name="co7" table:default-cell-style-name="ce206"/>
        <table:table-column table:style-name="co8" table:default-cell-style-name="ce211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default-cell-style-name="ce217"/>
        <table:table-column table:style-name="co16" table:number-columns-repeated="2" table:default-cell-style-name="ce217"/>
        <table:table-column table:style-name="co17" table:default-cell-style-name="ce217"/>
        <table:table-column table:style-name="co12" table:default-cell-style-name="ce227"/>
        <table:table-column table:style-name="co9" table:default-cell-style-name="ce293"/>
        <table:table-column table:style-name="co18" table:default-cell-style-name="ce112"/>
        <table:table-column table:style-name="co19" table:default-cell-style-name="ce112"/>
        <table:table-column table:style-name="co19" table:number-columns-repeated="998" table:default-cell-style-name="ce206"/>
        <table:table-column table:style-name="co19" table:default-cell-style-name="ce335"/>
        <table:table-column table:style-name="co19" table:number-columns-repeated="3" table:default-cell-style-name="Default"/>
        <table:table-row table:style-name="ro1">
          <table:table-cell table:style-name="ce1" office:value-type="string" calcext:value-type="string">
            <text:p>Nº</text:p>
            <text:p>ORDEN</text:p>
          </table:table-cell>
          <table:table-cell table:style-name="ce24" office:value-type="string" calcext:value-type="string">
            <text:p>FECHA</text:p>
            <text:p>REGISTRO</text:p>
          </table:table-cell>
          <table:table-cell table:style-name="ce24" office:value-type="string" calcext:value-type="string">
            <text:p>FECHA</text:p>
            <text:p>FRA</text:p>
          </table:table-cell>
          <table:table-cell table:style-name="ce51" office:value-type="string" calcext:value-type="string">
            <text:p>N.º FRA</text:p>
          </table:table-cell>
          <table:table-cell table:style-name="ce85" office:value-type="string" calcext:value-type="string">
            <text:p>Código</text:p>
            <text:p>Ref.</text:p>
          </table:table-cell>
          <table:table-cell table:style-name="ce85" office:value-type="string" calcext:value-type="string">
            <text:p>NOMBRE O RAZÓN SOCIAL</text:p>
          </table:table-cell>
          <table:table-cell table:style-name="ce85" office:value-type="string" calcext:value-type="string">
            <text:p>CIF-NIF</text:p>
          </table:table-cell>
          <table:table-cell table:style-name="ce85" office:value-type="string" calcext:value-type="string">
            <text:p>CONCEPTO</text:p>
          </table:table-cell>
          <table:table-cell table:style-name="ce15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152" office:value-type="string" calcext:value-type="string">
            <text:p>S. S.</text:p>
            <text:p><text:span text:style-name="T1">AUTÓNOMOS</text:span></text:p>
          </table:table-cell>
          <table:table-cell table:style-name="ce15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152" office:value-type="string" calcext:value-type="string">
            <text:p>ALQUILER</text:p>
          </table:table-cell>
          <table:table-cell table:style-name="ce15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152" office:value-type="string" calcext:value-type="string">
            <text:p>GASTOS</text:p>
            <text:p>FINANCIEROS</text:p>
          </table:table-cell>
          <table:table-cell table:style-name="ce85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85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85" office:value-type="string" calcext:value-type="string">
            <text:p>SEGUROS</text:p>
          </table:table-cell>
          <table:table-cell table:style-name="ce85" office:value-type="string" calcext:value-type="string">
            <text:p>OTROS G.</text:p>
          </table:table-cell>
          <table:table-cell table:style-name="ce203" office:value-type="string" calcext:value-type="string">
            <text:p>RETENC</text:p>
            <text:p> 19%</text:p>
          </table:table-cell>
          <table:table-cell table:style-name="ce85" office:value-type="string" calcext:value-type="string">
            <text:p><text:span text:style-name="T1">IMPORTE</text:span></text:p>
            <text:p> TOTAL</text:p>
          </table:table-cell>
          <table:table-cell table:style-name="ce257" table:number-columns-repeated="2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].nOrden}</text:p>
          </table:table-cell>
          <table:table-cell table:style-name="ce25" office:value-type="string" calcext:value-type="string">
            <text:p>{d[i].fechaRegistro}</text:p>
          </table:table-cell>
          <table:table-cell table:style-name="ce25" office:value-type="string" calcext:value-type="string">
            <text:p>{d[i].fechaFactura}</text:p>
          </table:table-cell>
          <table:table-cell table:style-name="ce52" office:value-type="string" calcext:value-type="string">
            <text:p>{d[i].nFactura}</text:p>
          </table:table-cell>
          <table:table-cell table:style-name="ce52" office:value-type="string" calcext:value-type="string">
            <text:p>{d[i].codigo}</text:p>
          </table:table-cell>
          <table:table-cell table:style-name="ce90" office:value-type="string" calcext:value-type="string">
            <text:p>{d[i].nombreProveedor}</text:p>
          </table:table-cell>
          <table:table-cell table:style-name="ce90" office:value-type="string" calcext:value-type="string">
            <text:p>{d[i].cif}</text:p>
          </table:table-cell>
          <table:table-cell table:style-name="ce129" office:value-type="string" calcext:value-type="string">
            <text:p>{d[i].concepto}</text:p>
          </table:table-cell>
          <table:table-cell table:style-name="ce153" office:value-type="string" calcext:value-type="string">
            <text:p>{d[i].compras:formatN()}</text:p>
          </table:table-cell>
          <table:table-cell table:style-name="ce153" office:value-type="string" calcext:value-type="string">
            <text:p>{d[i].autonomos:formatN()}</text:p>
          </table:table-cell>
          <table:table-cell table:style-name="ce153" office:value-type="string" calcext:value-type="string">
            <text:p>{d[i].salario:formatN()}</text:p>
          </table:table-cell>
          <table:table-cell table:style-name="ce153" office:value-type="string" calcext:value-type="string">
            <text:p>{d[i].alquiler:formatN()}</text:p>
          </table:table-cell>
          <table:table-cell table:style-name="ce153" office:value-type="string" calcext:value-type="string">
            <text:p>{d[i].suministros:formatN()}</text:p>
          </table:table-cell>
          <table:table-cell table:style-name="ce153" office:value-type="string" calcext:value-type="string">
            <text:p>{d[i].comisiones:formatN()}</text:p>
          </table:table-cell>
          <table:table-cell table:style-name="ce153" office:value-type="string" calcext:value-type="string">
            <text:p>{d[i].tributos:formatN()}</text:p>
          </table:table-cell>
          <table:table-cell table:style-name="ce153" office:value-type="string" calcext:value-type="string">
            <text:p>{d[i].reparacion:formatN()}</text:p>
          </table:table-cell>
          <table:table-cell table:style-name="ce153" office:value-type="string" calcext:value-type="string">
            <text:p>{d[i].seguros:formatN()}</text:p>
          </table:table-cell>
          <table:table-cell table:style-name="ce189" office:value-type="string" calcext:value-type="string">
            <text:p>{d[i].otros:formatN()}</text:p>
          </table:table-cell>
          <table:table-cell table:style-name="ce204" office:value-type="string" calcext:value-type="string">
            <text:p>{d[i].retencion:formatN()}</text:p>
          </table:table-cell>
          <table:table-cell table:style-name="ce238" office:value-type="string" calcext:value-type="string">
            <text:p>{d[i].total:formatN()}</text:p>
          </table:table-cell>
          <table:table-cell table:style-name="ce258"/>
          <table:table-cell table:style-name="ce257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+1].nOrden}</text:p>
          </table:table-cell>
          <table:table-cell table:style-name="ce25" table:number-columns-repeated="2"/>
          <table:table-cell table:style-name="ce52" table:number-columns-repeated="2"/>
          <table:table-cell table:style-name="ce90" table:number-columns-repeated="2"/>
          <table:table-cell table:style-name="ce129"/>
          <table:table-cell table:style-name="ce153"/>
          <table:table-cell table:style-name="ce188"/>
          <table:table-cell table:style-name="ce153" table:number-columns-repeated="7"/>
          <table:table-cell table:style-name="ce189"/>
          <table:table-cell table:style-name="ce204"/>
          <table:table-cell table:style-name="ce239"/>
          <table:table-cell table:style-name="ce258"/>
          <table:table-cell table:style-name="ce257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55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4"/>
          <table:table-cell table:style-name="ce18" table:number-columns-repeated="2"/>
          <table:table-cell table:style-name="ce35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5"/>
          <table:table-cell table:style-name="ce19" table:number-columns-repeated="2"/>
          <table:table-cell table:style-name="ce36" table:number-columns-repeated="2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4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3"/>
          <table:table-cell table:style-name="ce40" table:number-columns-repeated="2"/>
          <table:table-cell table:style-name="ce70" table:number-columns-repeated="2"/>
          <table:table-cell table:style-name="ce98" table:number-columns-repeated="2"/>
          <table:table-cell table:style-name="ce140"/>
          <table:table-cell table:style-name="ce163" table:number-columns-repeated="9"/>
          <table:table-cell table:style-name="ce192"/>
          <table:table-cell table:style-name="ce212"/>
          <table:table-cell table:style-name="ce236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61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style-name="ce118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14"/>
          <table:table-cell table:style-name="ce41" table:number-columns-repeated="2"/>
          <table:table-cell table:style-name="ce75" table:number-columns-repeated="2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/>
          <table:table-cell table:style-name="ce246"/>
          <table:table-cell table:number-columns-repeated="1003"/>
        </table:table-row>
        <table:table-row table:style-name="ro2">
          <table:table-cell table:style-name="ce15"/>
          <table:table-cell table:style-name="ce42" table:number-columns-repeated="2"/>
          <table:table-cell table:style-name="ce76" table:number-columns-repeated="2"/>
          <table:table-cell table:style-name="ce100" table:number-columns-repeated="2"/>
          <table:table-cell table:style-name="ce142"/>
          <table:table-cell table:style-name="ce169" table:number-columns-repeated="9"/>
          <table:table-cell table:style-name="ce194"/>
          <table:table-cell table:style-name="ce216"/>
          <table:table-cell table:style-name="ce237"/>
          <table:table-cell table:style-name="ce262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8"/>
          <table:table-cell table:style-name="ce56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77" table:number-columns-repeated="2"/>
          <table:table-cell table:style-name="ce56" table:number-columns-repeated="2"/>
          <table:table-cell table:style-name="ce71"/>
          <table:table-cell table:style-name="ce170"/>
          <table:table-cell table:style-name="ce86" table:number-columns-repeated="8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7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9"/>
          <table:table-cell table:number-columns-repeated="100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0"/>
          <table:table-cell table:style-name="ce43" table:number-columns-repeated="2"/>
          <table:table-cell table:style-name="ce79" table:number-columns-repeated="2"/>
          <table:table-cell table:style-name="ce101" table:number-columns-repeated="2"/>
          <table:table-cell table:style-name="ce143"/>
          <table:table-cell table:style-name="ce171" table:number-columns-repeated="9"/>
          <table:table-cell table:style-name="ce195"/>
          <table:table-cell table:style-name="ce221"/>
          <table:table-cell table:style-name="ce240"/>
          <table:table-cell table:style-name="ce26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6"/>
          <table:table-cell table:style-name="ce17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4"/>
          <table:table-cell table:number-columns-repeated="100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1"/>
          <table:table-cell table:style-name="ce44" table:number-columns-repeated="2"/>
          <table:table-cell table:style-name="ce80" table:number-columns-repeated="2"/>
          <table:table-cell table:style-name="ce105" table:number-columns-repeated="2"/>
          <table:table-cell table:style-name="ce144"/>
          <table:table-cell table:style-name="ce173" table:number-columns-repeated="9"/>
          <table:table-cell table:style-name="ce196"/>
          <table:table-cell table:style-name="ce222"/>
          <table:table-cell table:style-name="ce241"/>
          <table:table-cell table:style-name="ce265"/>
          <table:table-cell table:number-columns-repeated="100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6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6"/>
          <table:table-cell table:number-columns-repeated="1003"/>
        </table:table-row>
        <table:table-row table:style-name="ro2" table:number-rows-repeated="1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2"/>
          <table:table-cell table:style-name="ce45" table:number-columns-repeated="2"/>
          <table:table-cell table:style-name="ce81" table:number-columns-repeated="2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/>
          <table:table-cell table:style-name="ce267"/>
          <table:table-cell table:style-name="ce125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5">
          <table:table-cell table:style-name="ce2"/>
          <table:table-cell table:style-name="ce45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45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14"/>
          <table:table-cell table:style-name="ce41" table:number-columns-repeated="2"/>
          <table:table-cell table:style-name="ce75" table:number-columns-repeated="2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/>
          <table:table-cell table:style-name="ce246"/>
          <table:table-cell table:number-columns-repeated="100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"/>
          <table:table-cell table:style-name="ce17" table:number-columns-repeated="2"/>
          <table:table-cell table:style-name="ce82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46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3">
          <table:table-cell table:style-name="ce22"/>
          <table:table-cell table:style-name="ce45" table:number-columns-repeated="2"/>
          <table:table-cell table:style-name="ce81" table:number-columns-repeated="2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/>
          <table:table-cell table:style-name="ce267"/>
          <table:table-cell table:style-name="ce125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1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8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4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2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115">
          <table:table-cell table:style-name="ce2"/>
          <table:table-cell table:style-name="ce48"/>
          <table:table-cell table:style-name="ce50"/>
          <table:table-cell table:style-name="ce84" table:number-columns-repeated="2"/>
          <table:table-cell table:style-name="ce126"/>
          <table:table-cell table:style-name="ce128"/>
          <table:table-cell table:style-name="ce146"/>
          <table:table-cell table:style-name="ce179" table:number-columns-repeated="10"/>
          <table:table-cell table:style-name="ce228"/>
          <table:table-cell table:style-name="ce243"/>
          <table:table-cell table:style-name="ce256"/>
          <table:table-cell table:number-columns-repeated="1003"/>
        </table:table-row>
        <table:table-row table:style-name="ro2" table:number-rows-repeated="1045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MPRAS Y GASTOS'.U2:'COMPRAS Y GASTOS'.U2 'COMPRAS Y GASTOS'.A2:'COMPRAS Y GASTOS'.T3000 'COMPRAS Y GASTOS'.U3:'COMPRAS Y GASTOS'.U3000">
            <calcext:condition calcext:apply-style-name="Color" calcext:value="formula-is([.$I2]=0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R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FreeSans" fo:font-family="FreeSans" style:font-style-name="Normal" style:font-family-generic="swiss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4:24:19.3024883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37M13S</meta:editing-duration>
    <meta:editing-cycles>343</meta:editing-cycles>
    <meta:generator>LibreOffice/7.0.4.2$Linux_X86_64 LibreOffice_project/00$Build-2</meta:generator>
    <meta:initial-creator>Nieves </meta:initial-creator>
    <dc:date>2021-01-10T14:25:28.973098807</dc:date>
    <meta:document-statistic meta:table-count="1" meta:cell-count="41" meta:object-count="0"/>
  </office:meta>
</office:document-meta>
</file>